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tyle="italic"/>
    </style:style>
    <style:style style:name="T6" style:family="text">
      <style:text-properties style:font-name="Courier New" fo:background-color="#e4e4ff"/>
    </style:style>
    <style:style style:name="T7" style:family="text">
      <style:text-properties fo:color="#660e7a" style:font-name="Courier New"/>
    </style:style>
    <style:style style:name="T8" style:family="text">
      <style:text-properties fo:color="#660e7a" style:font-name="Courier New" fo:font-style="italic" fo:font-weight="bold"/>
    </style:style>
    <style:style style:name="T9" style:family="text">
      <style:text-properties fo:color="#660e7a" style:font-name="Courier New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808000"/>
    </style:style>
    <style:style style:name="T12" style:family="text">
      <style:text-properties fo:color="#808000" style:font-name="Courier New"/>
    </style:style>
    <style:style style:name="T13" style:family="text">
      <style:text-properties fo:color="#0000ff" style:font-name="Courier New"/>
    </style:style>
    <style:style style:name="T14" style:family="text">
      <style:text-properties fo:color="#0000ff" style:font-name="Courier New" fo:font-weight="bold"/>
    </style:style>
    <style:style style:name="T15" style:family="text">
      <style:text-properties fo:color="#0000ff" fo:font-weight="bold"/>
    </style:style>
    <style:style style:name="T16" style:family="text">
      <style:text-properties fo:color="#008000"/>
    </style:style>
    <style:style style:name="T17" style:family="text">
      <style:text-properties fo:color="#008000" style:font-name="Courier New" fo:font-weight="bold"/>
    </style:style>
    <style:style style:name="T18" style:family="text">
      <style:text-properties fo:color="#008000" fo:font-weight="bold"/>
    </style:style>
    <style:style style:name="T19" style:family="text">
      <style:text-properties fo:font-style="italic"/>
    </style:style>
    <style:style style:name="T20" style:family="text">
      <style:text-properties fo:color="#808080"/>
    </style:style>
    <style:style style:name="T21" style:family="text">
      <style:text-properties fo:color="#808080" style:font-name="Courier New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9">&lt;?</text:span><text:span text:style-name="T15">xml version=</text:span><text:span text:style-name="T18">"1.0" </text:span><text:span text:style-name="T15">encoding=</text:span><text:span text:style-name="T18">"utf-8"</text:span><text:span text:style-name="T19">?&gt;</text:span></text:p>
      <text:p text:style-name="P2">&lt;<text:span text:style-name="T2">android.support.constraint.ConstraintLayout </text:span><text:span text:style-name="T15">xmlns:</text:span><text:span text:style-name="T10">app</text:span><text:span text:style-name="T15">=</text:span><text:span text:style-name="T18">"http://schemas.android.com/apk/res-auto"</text:span></text:p>
      <text:p text:style-name="P1"><text:span text:style-name="T16"><text:s text:c="4"/></text:span><text:span text:style-name="T14">xmlns:</text:span><text:span text:style-name="T9">tools</text:span><text:span text:style-name="T14">=</text:span><text:span text:style-name="T17">"http://schemas.android.com/tools"</text:span></text:p>
      <text:p text:style-name="P1"><text:span text:style-name="T16"><text:s text:c="4"/></text:span><text:span text:style-name="T14">xmlns:</text:span><text:span text:style-name="T9">android</text:span><text:span text:style-name="T14">=</text:span><text:span text:style-name="T17">"http://schemas.android.com/apk/res/android"</text:span></text:p>
      <text:p text:style-name="P1"><text:span text:style-name="T16"><text:s text:c="4"/></text:span><text:span text:style-name="T9">android</text:span><text:span text:style-name="T14">:id=</text:span><text:span text:style-name="T17">"@+id/activity_main"</text:span></text:p>
      <text:p text:style-name="P1"><text:span text:style-name="T16"><text:s text:c="4"/></text:span><text:span text:style-name="T9">android</text:span><text:span text:style-name="T14">:layout_width=</text:span><text:span text:style-name="T17">"match_parent"</text:span></text:p>
      <text:p text:style-name="P1"><text:span text:style-name="T16"><text:s text:c="4"/></text:span><text:span text:style-name="T9">android</text:span><text:span text:style-name="T14">:layout_height=</text:span><text:span text:style-name="T17">"match_parent"</text:span></text:p>
      <text:p text:style-name="P1"><text:span text:style-name="T16"><text:s text:c="4"/></text:span><text:span text:style-name="T9">android</text:span><text:span text:style-name="T14">:background=</text:span><text:span text:style-name="T17">"@drawable/background_dices"</text:span></text:p>
      <text:p text:style-name="P1"><text:span text:style-name="T16"><text:s text:c="4"/></text:span><text:span text:style-name="T9">tools</text:span><text:span text:style-name="T14">:context=</text:span><text:span text:style-name="T17">"pl.edu.zslp.rolldicesgame.MainActivity"</text:span><text:span text:style-name="T4">&gt;</text:span></text:p>
      <text:p text:style-name="P1"><text:s text:c="4"/><text:span text:style-name="T4">&lt;</text:span><text:span text:style-name="T3">ImageView</text:span></text:p>
      <text:p text:style-name="P1"><text:span text:style-name="T1"><text:s text:c="8"/></text:span><text:span text:style-name="T9">android</text:span><text:span text:style-name="T14">:id=</text:span><text:span text:style-name="T17">"@+id/imageView1"</text:span></text:p>
      <text:p text:style-name="P1"><text:span text:style-name="T16"><text:s text:c="8"/></text:span><text:span text:style-name="T9">android</text:span><text:span text:style-name="T14">:layout_width=</text:span><text:span text:style-name="T17">"100dp"</text:span></text:p>
      <text:p text:style-name="P1"><text:span text:style-name="T16"><text:s text:c="8"/></text:span><text:span text:style-name="T9">android</text:span><text:span text:style-name="T14">:layout_height=</text:span><text:span text:style-name="T17">"100dp"</text:span></text:p>
      <text:p text:style-name="P1"><text:span text:style-name="T16"><text:s text:c="8"/></text:span><text:span text:style-name="T9">android</text:span><text:span text:style-name="T14">:layout_above=</text:span><text:span text:style-name="T17">"@+id/rollButton"</text:span></text:p>
      <text:p text:style-name="P1"><text:span text:style-name="T16"><text:s text:c="8"/></text:span><text:span text:style-name="T9">android</text:span><text:span text:style-name="T14">:layout_marginBottom=</text:span><text:span text:style-name="T17">"111dp"</text:span></text:p>
      <text:p text:style-name="P1"><text:span text:style-name="T16"><text:s text:c="8"/></text:span><text:span text:style-name="T9">android</text:span><text:span text:style-name="T14">:layout_marginEnd=</text:span><text:span text:style-name="T17">"61dp"</text:span></text:p>
      <text:p text:style-name="P1"><text:span text:style-name="T16"><text:s text:c="8"/></text:span><text:span text:style-name="T9">android</text:span><text:span text:style-name="T14">:layout_marginStart=</text:span><text:span text:style-name="T17">"120dp"</text:span></text:p>
      <text:p text:style-name="P1"><text:span text:style-name="T16"><text:s text:c="8"/></text:span><text:span text:style-name="T9">android</text:span><text:span text:style-name="T14">:layout_marginTop=</text:span><text:span text:style-name="T17">"160dp"</text:span></text:p>
      <text:p text:style-name="P1"><text:span text:style-name="T16"><text:s text:c="8"/></text:span><text:span text:style-name="T9">android</text:span><text:span text:style-name="T14">:layout_toEndOf=</text:span><text:span text:style-name="T17">"@+id/rollButton"</text:span></text:p>
      <text:p text:style-name="P1"><text:span text:style-name="T16"><text:s text:c="8"/></text:span><text:span text:style-name="T9">android</text:span><text:span text:style-name="T14">:src=</text:span><text:span text:style-name="T17">"@drawable/dice_2"</text:span></text:p>
      <text:p text:style-name="P1"><text:span text:style-name="T16"><text:s text:c="8"/></text:span><text:span text:style-name="T9">app</text:span><text:span text:style-name="T14">:layout_constraintBottom_toTopOf=</text:span><text:span text:style-name="T17">"@+id/rollButton"</text:span></text:p>
      <text:p text:style-name="P1"><text:span text:style-name="T16"><text:s text:c="8"/></text:span><text:span text:style-name="T9">app</text:span><text:span text:style-name="T14">:layout_constraintEnd_toStartOf=</text:span><text:span text:style-name="T17">"@+id/imageView2"</text:span></text:p>
      <text:p text:style-name="P1"><text:span text:style-name="T16"><text:s text:c="8"/></text:span><text:span text:style-name="T9">app</text:span><text:span text:style-name="T14">:layout_constraintStart_toStartOf=</text:span><text:span text:style-name="T17">"parent"</text:span></text:p>
      <text:p text:style-name="P1"><text:span text:style-name="T16"><text:s text:c="8"/></text:span><text:span text:style-name="T9">app</text:span><text:span text:style-name="T14">:layout_constraintTop_toTopOf=</text:span><text:span text:style-name="T17">"parent"</text:span></text:p>
      <text:p text:style-name="P1"><text:span text:style-name="T16"><text:s text:c="8"/></text:span><text:span text:style-name="T9">app</text:span><text:span text:style-name="T14">:layout_constraintVertical_bias=</text:span><text:span text:style-name="T17">"0.0" </text:span><text:span text:style-name="T4">/&gt;</text:span></text:p>
      <text:p text:style-name="P1"><text:s text:c="4"/><text:span text:style-name="T4">&lt;</text:span><text:span text:style-name="T3">ImageView</text:span></text:p>
      <text:p text:style-name="P1"><text:span text:style-name="T1"><text:s text:c="8"/></text:span><text:span text:style-name="T9">android</text:span><text:span text:style-name="T14">:id=</text:span><text:span text:style-name="T17">"@+id/imageView2"</text:span></text:p>
      <text:p text:style-name="P1"><text:span text:style-name="T16"><text:s text:c="8"/></text:span><text:span text:style-name="T9">android</text:span><text:span text:style-name="T14">:layout_width=</text:span><text:span text:style-name="T17">"100dp"</text:span></text:p>
      <text:p text:style-name="P1"><text:span text:style-name="T16"><text:s text:c="8"/></text:span><text:span text:style-name="T9">android</text:span><text:span text:style-name="T14">:layout_height=</text:span><text:span text:style-name="T17">"100dp"</text:span></text:p>
      <text:p text:style-name="P1"><text:span text:style-name="T16"><text:s text:c="8"/></text:span><text:span text:style-name="T9">android</text:span><text:span text:style-name="T14">:layout_alignParentStart=</text:span><text:span text:style-name="T17">"true"</text:span></text:p>
      <text:p text:style-name="P1"><text:span text:style-name="T16"><text:s text:c="8"/></text:span><text:span text:style-name="T9">android</text:span><text:span text:style-name="T14">:layout_below=</text:span><text:span text:style-name="T17">"@+id/imageView1"</text:span></text:p>
      <text:p text:style-name="P1"><text:span text:style-name="T16"><text:s text:c="8"/></text:span><text:span text:style-name="T9">android</text:span><text:span text:style-name="T14">:layout_marginBottom=</text:span><text:span text:style-name="T17">"111dp"</text:span></text:p>
      <text:p text:style-name="P1"><text:span text:style-name="T16"><text:s text:c="8"/></text:span><text:span text:style-name="T9">android</text:span><text:span text:style-name="T14">:layout_marginEnd=</text:span><text:span text:style-name="T17">"123dp"</text:span></text:p>
      <text:p text:style-name="P1"><text:span text:style-name="T16"><text:s text:c="8"/></text:span><text:span text:style-name="T9">android</text:span><text:span text:style-name="T14">:layout_marginStart=</text:span><text:span text:style-name="T17">"61dp"</text:span></text:p>
      <text:p text:style-name="P1"><text:span text:style-name="T16"><text:s text:c="8"/></text:span><text:span text:style-name="T9">android</text:span><text:span text:style-name="T14">:layout_marginTop=</text:span><text:span text:style-name="T17">"160dp"</text:span></text:p>
      <text:p text:style-name="P1"><text:span text:style-name="T16"><text:s text:c="8"/></text:span><text:span text:style-name="T9">android</text:span><text:span text:style-name="T14">:src=</text:span><text:span text:style-name="T17">"@drawable/dice_4"</text:span></text:p>
      <text:p text:style-name="P1"><text:span text:style-name="T16"><text:s text:c="8"/></text:span><text:span text:style-name="T9">app</text:span><text:span text:style-name="T14">:layout_constraintBottom_toTopOf=</text:span><text:span text:style-name="T17">"@+id/rollButton"</text:span></text:p>
      <text:p text:style-name="P1"><text:span text:style-name="T16"><text:s text:c="8"/></text:span><text:span text:style-name="T9">app</text:span><text:span text:style-name="T14">:layout_constraintEnd_toEndOf=</text:span><text:span text:style-name="T17">"parent"</text:span></text:p>
      <text:p text:style-name="P1"><text:span text:style-name="T16"><text:s text:c="8"/></text:span><text:span text:style-name="T9">app</text:span><text:span text:style-name="T14">:layout_constraintStart_toEndOf=</text:span><text:span text:style-name="T17">"@+id/imageView1"</text:span></text:p>
      <text:p text:style-name="P1"><text:span text:style-name="T16"><text:s text:c="8"/></text:span><text:span text:style-name="T9">app</text:span><text:span text:style-name="T14">:layout_constraintTop_toTopOf=</text:span><text:span text:style-name="T17">"parent"</text:span></text:p>
      <text:p text:style-name="P1"><text:span text:style-name="T16"><text:s text:c="8"/></text:span><text:span text:style-name="T9">app</text:span><text:span text:style-name="T14">:layout_constraintVertical_bias=</text:span><text:span text:style-name="T17">"0.0" </text:span><text:span text:style-name="T4">/&gt;</text:span></text:p>
      <text:p text:style-name="P1"><text:s text:c="4"/><text:span text:style-name="T4">&lt;</text:span><text:span text:style-name="T3">Button</text:span></text:p>
      <text:p text:style-name="P1"><text:span text:style-name="T1"><text:s text:c="8"/></text:span><text:span text:style-name="T9">android</text:span><text:span text:style-name="T14">:id=</text:span><text:span text:style-name="T17">"@+id/rollButton"</text:span></text:p>
      <text:p text:style-name="P1"><text:span text:style-name="T16"><text:s text:c="8"/></text:span><text:span text:style-name="T9">android</text:span><text:span text:style-name="T14">:layout_width=</text:span><text:span text:style-name="T17">"wrap_content"</text:span></text:p>
      <text:p text:style-name="P1"><text:span text:style-name="T16"><text:s text:c="8"/></text:span><text:span text:style-name="T9">android</text:span><text:span text:style-name="T14">:layout_height=</text:span><text:span text:style-name="T17">"wrap_content"</text:span></text:p>
      <text:p text:style-name="P1"><text:span text:style-name="T16"><text:s text:c="8"/></text:span><text:span text:style-name="T9">android</text:span><text:span text:style-name="T14">:layout_alignParentBottom=</text:span><text:span text:style-name="T17">"true"</text:span></text:p>
      <text:p text:style-name="P1"><text:span text:style-name="T16"><text:s text:c="8"/></text:span><text:span text:style-name="T9">android</text:span><text:span text:style-name="T14">:layout_centerHorizontal=</text:span><text:span text:style-name="T17">"true"</text:span></text:p>
      <text:p text:style-name="P1"><text:span text:style-name="T16"><text:s text:c="8"/></text:span><text:span text:style-name="T9">android</text:span><text:span text:style-name="T14">:layout_marginBottom=</text:span><text:span text:style-name="T17">"92dp"</text:span></text:p>
      <text:p text:style-name="P1"><text:span text:style-name="T16"><text:s text:c="8"/></text:span><text:span text:style-name="T9">android</text:span><text:span text:style-name="T14">:layout_marginEnd=</text:span><text:span text:style-name="T17">"126dp"</text:span></text:p>
      <text:p text:style-name="P1"><text:span text:style-name="T16"><text:s text:c="8"/></text:span><text:span text:style-name="T9">android</text:span><text:span text:style-name="T14">:layout_marginStart=</text:span><text:span text:style-name="T17">"126dp"</text:span></text:p>
      <text:p text:style-name="P1"><text:span text:style-name="T16"><text:s text:c="8"/></text:span><text:span text:style-name="T9">android</text:span><text:span text:style-name="T14">:layout_marginTop=</text:span><text:span text:style-name="T17">"371dp"</text:span></text:p>
      <text:p text:style-name="P1"><text:span text:style-name="T16"><text:s text:c="8"/></text:span><text:span text:style-name="T9">android</text:span><text:span text:style-name="T14">:onClick=</text:span><text:span text:style-name="T17">"MClick"</text:span></text:p>
      <text:p text:style-name="P1"><text:span text:style-name="T16"><text:s text:c="8"/></text:span><text:span text:style-name="T9">android</text:span><text:span text:style-name="T14">:text=</text:span><text:span text:style-name="T17">"@string/roll_dices"</text:span></text:p>
      <text:p text:style-name="P1"><text:span text:style-name="T16"><text:s text:c="8"/></text:span><text:span text:style-name="T9">android</text:span><text:span text:style-name="T14">:textSize=</text:span><text:span text:style-name="T17">"20sp"</text:span></text:p>
      <text:p text:style-name="P1"><text:span text:style-name="T16"><text:s text:c="8"/></text:span><text:span text:style-name="T9">app</text:span><text:span text:style-name="T14">:layout_constraintBottom_toBottomOf=</text:span><text:span text:style-name="T17">"parent"</text:span></text:p>
      <text:p text:style-name="P1"><text:span text:style-name="T16"><text:s text:c="8"/></text:span><text:span text:style-name="T9">app</text:span><text:span text:style-name="T14">:layout_constraintEnd_toEndOf=</text:span><text:span text:style-name="T17">"parent"</text:span></text:p>
      <text:p text:style-name="P1"><text:span text:style-name="T16"><text:s text:c="8"/></text:span><text:span text:style-name="T9">app</text:span><text:span text:style-name="T14">:layout_constraintStart_toStartOf=</text:span><text:span text:style-name="T17">"parent"</text:span></text:p>
      <text:p text:style-name="P1"><text:span text:style-name="T16"><text:s text:c="8"/></text:span><text:span text:style-name="T9">app</text:span><text:span text:style-name="T14">:layout_constraintTop_toTopOf=</text:span><text:span text:style-name="T17">"parent" </text:span><text:span text:style-name="T4">/&gt;</text:span></text:p>
      <text:p text:style-name="P6">&lt;/<text:span text:style-name="T2">android.support.constraint.ConstraintLayout</text:span>&gt;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01:04:36.07</meta:creation-date>
    <dc:date>2018-04-07T12:26:45.46</dc:date>
    <meta:editing-duration>PT4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9" meta:word-count="65" meta:character-count="2600"/>
  </office:meta>
</office:document-meta>
</file>